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wfreq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1200207012489.36" calcext:value-type="float">
            <text:p>1200207012489.36</text:p>
          </table:table-cell>
          <table:table-cell office:value-type="float" office:value="1081287061643.43" calcext:value-type="float">
            <text:p>1081287061643.43</text:p>
          </table:table-cell>
          <table:table-cell office:value-type="float" office:value="1115692494870.16" calcext:value-type="float">
            <text:p>1115692494870.16</text:p>
          </table:table-cell>
        </table:table-row>
        <table:table-row table:style-name="ro1">
          <table:table-cell office:value-type="string" calcext:value-type="string">
            <text:p>reduction compared to wfreq</text:p>
          </table:table-cell>
          <table:table-cell table:formula="of:=ROUND(100 - [.B2]*100/[.$B2]; 2)" office:value-type="float" office:value="0" calcext:value-type="float">
            <text:p>0</text:p>
          </table:table-cell>
          <table:table-cell table:formula="of:=ROUND(100 - [.C2]*100/[.$B2]; 2)" office:value-type="float" office:value="9.91" calcext:value-type="float">
            <text:p>9.91</text:p>
          </table:table-cell>
          <table:table-cell table:formula="of:=ROUND(100 - [.D2]*100/[.$B2]; 2)" office:value-type="float" office:value="7.04" calcext:value-type="float">
            <text:p>7.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d</text:p>
          </table:table-cell>
          <table:table-cell office:value-type="float" office:value="585345405353" calcext:value-type="float">
            <text:p>585345405353</text:p>
          </table:table-cell>
          <table:table-cell office:value-type="float" office:value="526035599914.54" calcext:value-type="float">
            <text:p>526035599914.54</text:p>
          </table:table-cell>
          <table:table-cell office:value-type="float" office:value="477707012406.57" calcext:value-type="float">
            <text:p>477707012406.57</text:p>
          </table:table-cell>
        </table:table-row>
        <table:table-row table:style-name="ro1">
          <table:table-cell office:value-type="string" calcext:value-type="string">
            <text:p>reduction compared to wfreq</text:p>
          </table:table-cell>
          <table:table-cell table:formula="of:=ROUND(100 - [.B5]*100/[.$B5]; 2)" office:value-type="float" office:value="0" calcext:value-type="float">
            <text:p>0</text:p>
          </table:table-cell>
          <table:table-cell table:formula="of:=ROUND(100 - [.C5]*100/[.$B5]; 2)" office:value-type="float" office:value="10.13" calcext:value-type="float">
            <text:p>10.13</text:p>
          </table:table-cell>
          <table:table-cell table:formula="of:=ROUND(100 - [.D5]*100/[.$B5]; 2)" office:value-type="float" office:value="18.39" calcext:value-type="float">
            <text:p>18.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pprox.</text:p>
          </table:table-cell>
          <table:table-cell office:value-type="float" office:value="178856401640.76" calcext:value-type="float">
            <text:p>178856401640.76</text:p>
          </table:table-cell>
          <table:table-cell office:value-type="float" office:value="161518751870.52" calcext:value-type="float">
            <text:p>161518751870.52</text:p>
          </table:table-cell>
          <table:table-cell office:value-type="float" office:value="150098433983.5" calcext:value-type="float">
            <text:p>150098433983.5</text:p>
          </table:table-cell>
        </table:table-row>
        <table:table-row table:style-name="ro1">
          <table:table-cell office:value-type="string" calcext:value-type="string">
            <text:p>reduction compared to wfreq</text:p>
          </table:table-cell>
          <table:table-cell table:formula="of:=ROUND(100 - [.B8]*100/[.$B8]; 2)" office:value-type="float" office:value="0" calcext:value-type="float">
            <text:p>0</text:p>
          </table:table-cell>
          <table:table-cell table:formula="of:=ROUND(100 - [.C8]*100/[.$B8]; 2)" office:value-type="float" office:value="9.69" calcext:value-type="float">
            <text:p>9.69</text:p>
          </table:table-cell>
          <table:table-cell table:formula="of:=ROUND(100 - [.D8]*100/[.$B8]; 2)" office:value-type="float" office:value="16.08" calcext:value-type="float">
            <text:p>16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9:29:11.387435763</meta:creation-date>
    <dc:date>2016-09-11T19:40:00.369625015</dc:date>
    <meta:editing-duration>P0D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